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style:text-properties style:font-name="Helvetica Neue" fo:font-size="10pt" fo:font-weight="bold" officeooo:paragraph-rsid="001a825a" style:font-size-asian="10pt" style:font-weight-asian="bold" style:font-size-complex="10pt" style:font-weight-complex="bold"/>
    </style:style>
    <style:style style:name="P2" style:family="paragraph" style:parent-style-name="Standard">
      <style:paragraph-properties fo:line-height="115%"/>
      <style:text-properties style:font-name="Helvetica Neue" fo:font-size="10pt" fo:font-weight="normal" style:font-size-asian="10pt" style:font-weight-asian="normal" style:font-size-complex="10pt" style:font-weight-complex="normal"/>
    </style:style>
    <style:style style:name="P3" style:family="paragraph" style:parent-style-name="Standard">
      <style:paragraph-properties fo:line-height="115%"/>
      <style:text-properties style:font-name="Helvetica Neue" fo:font-size="10pt" fo:font-weight="normal" officeooo:paragraph-rsid="001d4c81" style:font-size-asian="10pt" style:font-weight-asian="normal" style:font-size-complex="10pt" style:font-weight-complex="normal"/>
    </style:style>
    <style:style style:name="P4" style:family="paragraph" style:parent-style-name="Standard">
      <style:paragraph-properties fo:line-height="115%"/>
      <style:text-properties style:font-name="Helvetica Neue" fo:font-size="10pt" fo:font-weight="normal" officeooo:paragraph-rsid="001fda00" style:font-size-asian="10pt" style:font-weight-asian="normal" style:font-size-complex="10pt" style:font-weight-complex="normal"/>
    </style:style>
    <style:style style:name="P5" style:family="paragraph" style:parent-style-name="Standard">
      <style:paragraph-properties fo:line-height="115%"/>
      <style:text-properties style:font-name="Helvetica Neue" fo:font-size="10pt" fo:font-weight="normal" officeooo:paragraph-rsid="00280599" style:font-size-asian="10pt" style:font-weight-asian="normal" style:font-size-complex="10pt" style:font-weight-complex="normal"/>
    </style:style>
    <style:style style:name="P6" style:family="paragraph" style:parent-style-name="Standard">
      <style:paragraph-properties fo:line-height="115%"/>
      <style:text-properties style:font-name="Helvetica Neue" fo:font-size="10pt" fo:font-weight="normal" officeooo:paragraph-rsid="002c35ab" style:font-size-asian="10pt" style:font-weight-asian="normal" style:font-size-complex="10pt" style:font-weight-complex="normal"/>
    </style:style>
    <style:style style:name="P7" style:family="paragraph" style:parent-style-name="Standard">
      <style:paragraph-properties fo:line-height="115%"/>
      <style:text-properties style:font-name="Helvetica Neue" fo:font-size="10pt" style:text-underline-style="solid" style:text-underline-width="auto" style:text-underline-color="font-color" fo:font-weight="normal" officeooo:rsid="0023c291" officeooo:paragraph-rsid="0023c291" style:font-size-asian="10pt" style:font-weight-asian="normal" style:font-size-complex="10pt" style:font-weight-complex="normal"/>
    </style:style>
    <style:style style:name="P8" style:family="paragraph" style:parent-style-name="Standard">
      <style:paragraph-properties fo:line-height="115%"/>
      <style:text-properties style:font-name="Helvetica Neue" fo:font-size="10pt" style:text-underline-style="solid" style:text-underline-width="auto" style:text-underline-color="font-color" fo:font-weight="normal" officeooo:rsid="002c35ab" officeooo:paragraph-rsid="002c35ab" style:font-size-asian="10pt" style:font-weight-asian="normal" style:font-size-complex="10pt" style:font-weight-complex="normal"/>
    </style:style>
    <style:style style:name="P9" style:family="paragraph" style:parent-style-name="Standard">
      <style:paragraph-properties fo:line-height="115%"/>
      <style:text-properties style:font-name="Helvetica Neue" fo:font-size="10pt" style:text-underline-style="solid" style:text-underline-width="auto" style:text-underline-color="font-color" fo:font-weight="normal" officeooo:rsid="002d1a19" officeooo:paragraph-rsid="002d1a19" style:font-size-asian="10pt" style:font-weight-asian="normal" style:font-size-complex="10pt" style:font-weight-complex="normal"/>
    </style:style>
    <style:style style:name="P10" style:family="paragraph" style:parent-style-name="Standard">
      <style:paragraph-properties fo:line-height="115%"/>
      <style:text-properties style:font-name="Helvetica Neue" fo:font-size="8pt" fo:font-style="italic" fo:font-weight="normal" style:font-size-asian="8pt" style:font-style-asian="italic" style:font-weight-asian="normal" style:font-size-complex="8pt" style:font-style-complex="italic" style:font-weight-complex="normal"/>
    </style:style>
    <style:style style:name="P11" style:family="paragraph" style:parent-style-name="Standard">
      <style:paragraph-properties fo:line-height="115%"/>
      <style:text-properties style:font-name="Helvetica Neue" fo:font-size="9pt" fo:font-weight="normal" style:font-size-asian="9pt" style:font-weight-asian="normal" style:font-size-complex="9pt" style:font-weight-complex="normal"/>
    </style:style>
    <style:style style:name="P12" style:family="paragraph" style:parent-style-name="Standard">
      <style:paragraph-properties fo:line-height="115%"/>
      <style:text-properties style:font-name="Helvetica Neue" fo:font-size="9pt" fo:font-weight="normal" officeooo:paragraph-rsid="001fda00" style:font-size-asian="9pt" style:font-weight-asian="normal" style:font-size-complex="9pt" style:font-weight-complex="normal"/>
    </style:style>
    <style:style style:name="P13" style:family="paragraph" style:parent-style-name="Standard">
      <style:paragraph-properties fo:line-height="115%"/>
      <style:text-properties style:font-name="Helvetica Neue" fo:font-size="9pt" fo:font-weight="normal" officeooo:paragraph-rsid="001d4c81" style:font-size-asian="9pt" style:font-weight-asian="normal" style:font-size-complex="9pt" style:font-weight-complex="normal"/>
    </style:style>
    <style:style style:name="P14" style:family="paragraph" style:parent-style-name="Standard">
      <style:paragraph-properties fo:line-height="115%"/>
      <style:text-properties style:font-name="Helvetica Neue" fo:font-size="9pt" fo:font-weight="normal" officeooo:paragraph-rsid="002c35ab"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font-name="Helvetica Neue" fo:font-size="9pt" fo:font-weight="normal"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font-name="Helvetica Neue" fo:font-size="9pt" fo:font-weight="normal" officeooo:paragraph-rsid="002a2511"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font-name="Helvetica Neue" fo:font-size="9pt" fo:font-weight="normal" officeooo:paragraph-rsid="002275b6"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font-name="Helvetica Neue" fo:font-size="9pt" fo:font-weight="normal" officeooo:paragraph-rsid="0028637a" style:font-size-asian="9pt" style:font-weight-asian="normal" style:font-size-complex="9pt" style:font-weight-complex="normal"/>
    </style:style>
    <style:style style:name="P19" style:family="paragraph" style:parent-style-name="Standard">
      <style:paragraph-properties fo:line-height="115%"/>
      <style:text-properties style:font-name="Helvetica Neue" fo:font-size="9pt" fo:font-weight="normal" officeooo:rsid="002d1a19" officeooo:paragraph-rsid="002d1a19" style:font-size-asian="9pt" style:font-weight-asian="normal" style:font-size-complex="9pt" style:font-weight-complex="normal"/>
    </style:style>
    <style:style style:name="P20" style:family="paragraph" style:parent-style-name="Standard">
      <style:paragraph-properties fo:line-height="115%"/>
    </style:style>
    <style:style style:name="P21" style:family="paragraph" style:parent-style-name="Standard">
      <style:paragraph-properties fo:line-height="115%"/>
      <style:text-properties fo:color="#ce181e" style:font-name="Helvetica Neue" fo:font-size="10pt" fo:font-weight="normal" officeooo:paragraph-rsid="001a825a" style:font-size-asian="10pt" style:font-weight-asian="normal" style:font-size-complex="10pt" style:font-weight-complex="normal"/>
    </style:style>
    <style:style style:name="P22" style:family="paragraph" style:parent-style-name="Standard">
      <style:paragraph-properties fo:line-height="115%"/>
      <style:text-properties fo:color="#000000" style:font-name="Helvetica Neue" fo:font-size="10pt" fo:font-weight="normal" officeooo:paragraph-rsid="001a825a" style:font-size-asian="10pt" style:font-weight-asian="normal" style:font-size-complex="10pt" style:font-weight-complex="normal"/>
    </style:style>
    <style:style style:name="P23" style:family="paragraph" style:parent-style-name="Standard">
      <style:paragraph-properties fo:line-height="115%"/>
      <style:text-properties fo:color="#000000" style:font-name="Helvetica Neue" fo:font-size="10pt" fo:font-weight="normal" officeooo:paragraph-rsid="002df2c7" style:font-size-asian="10pt" style:font-weight-asian="normal" style:font-size-complex="10pt" style:font-weight-complex="normal"/>
    </style:style>
    <style:style style:name="P24" style:family="paragraph" style:parent-style-name="Standard">
      <style:paragraph-properties fo:line-height="115%"/>
      <style:text-properties fo:color="#ce181e" style:font-name="Helvetica Neue" fo:font-size="10pt" fo:font-weight="normal" officeooo:paragraph-rsid="001a825a" style:font-size-asian="10pt" style:font-weight-asian="normal" style:font-size-complex="10pt" style:font-weight-complex="normal"/>
    </style:style>
    <style:style style:name="P25" style:family="paragraph" style:parent-style-name="Standard">
      <style:paragraph-properties fo:line-height="115%"/>
      <style:text-properties fo:color="#ce181e" style:font-name="Helvetica Neue" fo:font-size="10pt" fo:font-weight="normal" officeooo:paragraph-rsid="001c2164" style:font-size-asian="10pt" style:font-weight-asian="normal" style:font-size-complex="10pt" style:font-weight-complex="normal"/>
    </style:style>
    <style:style style:name="P26" style:family="paragraph" style:parent-style-name="Standard">
      <style:paragraph-properties fo:line-height="115%"/>
      <style:text-properties fo:color="#ce181e" style:font-name="Helvetica Neue" fo:font-size="10pt" fo:font-weight="normal" officeooo:rsid="00200ce2" officeooo:paragraph-rsid="00200ce2" style:font-size-asian="10pt" style:font-weight-asian="normal" style:font-size-complex="10pt" style:font-weight-complex="normal"/>
    </style:style>
    <style:style style:name="T1" style:family="text">
      <style:text-properties fo:color="#000000"/>
    </style:style>
    <style:style style:name="T2" style:family="text">
      <style:text-properties fo:color="#000000" officeooo:rsid="00166e96"/>
    </style:style>
    <style:style style:name="T3" style:family="text">
      <style:text-properties fo:color="#000000" officeooo:rsid="0017e134"/>
    </style:style>
    <style:style style:name="T4" style:family="text">
      <style:text-properties fo:color="#000000" style:text-underline-style="solid" style:text-underline-width="auto" style:text-underline-color="font-color" officeooo:rsid="0023c291"/>
    </style:style>
    <style:style style:name="T5" style:family="text">
      <style:text-properties officeooo:rsid="0017e134"/>
    </style:style>
    <style:style style:name="T6" style:family="text">
      <style:text-properties officeooo:rsid="0018d988"/>
    </style:style>
    <style:style style:name="T7" style:family="text">
      <style:text-properties style:font-name="Helvetica Neue" fo:font-size="8pt" fo:font-weight="normal" style:font-size-asian="8pt" style:font-weight-asian="normal" style:font-size-complex="8pt" style:font-weight-complex="normal"/>
    </style:style>
    <style:style style:name="T8" style:family="text">
      <style:text-properties officeooo:rsid="001c2164"/>
    </style:style>
    <style:style style:name="T9" style:family="text">
      <style:text-properties officeooo:rsid="001e9e0a"/>
    </style:style>
    <style:style style:name="T10" style:family="text">
      <style:text-properties officeooo:rsid="00210278"/>
    </style:style>
    <style:style style:name="T11" style:family="text">
      <style:text-properties officeooo:rsid="002275b6"/>
    </style:style>
    <style:style style:name="T12" style:family="text">
      <style:text-properties style:text-underline-style="solid" style:text-underline-width="auto" style:text-underline-color="font-color" officeooo:rsid="00254649"/>
    </style:style>
    <style:style style:name="T13" style:family="text">
      <style:text-properties style:text-underline-style="solid" style:text-underline-width="auto" style:text-underline-color="font-color" officeooo:rsid="00280599"/>
    </style:style>
    <style:style style:name="T14" style:family="text">
      <style:text-properties officeooo:rsid="00280599"/>
    </style:style>
    <style:style style:name="T15" style:family="text">
      <style:text-properties officeooo:rsid="0028637a"/>
    </style:style>
    <style:style style:name="T16" style:family="text">
      <style:text-properties officeooo:rsid="002a2511"/>
    </style:style>
    <style:style style:name="T17" style:family="text">
      <style:text-properties officeooo:rsid="002ba63a"/>
    </style:style>
    <style:style style:name="T18" style:family="text">
      <style:text-properties officeooo:rsid="002c35ab"/>
    </style:style>
    <style:style style:name="T19" style:family="text">
      <style:text-properties officeooo:rsid="0037ef81"/>
    </style:style>
    <style:style style:name="T20" style:family="text">
      <style:text-properties officeooo:rsid="00388846"/>
    </style:style>
    <style:style style:name="T21" style:family="text">
      <style:text-properties officeooo:rsid="003b421d"/>
    </style:style>
    <style:style style:name="T22" style:family="text">
      <style:text-properties officeooo:rsid="003d15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0">Qq</text:span> remarques (à effacer ensuite de ce document)</text:p>
      <text:p text:style-name="P21">- Compétences extra-professionnelles, connaissances <text:span text:style-name="T5">&gt; peut-on ajouter passions ?</text:span></text:p>
      <text:p text:style-name="P21">- Véhicules <text:span text:style-name="T5">&gt; </text:span>Peut-on remplacer par <text:span text:style-name="T5">Moyens de transport </text:span></text:p>
      <text:p text:style-name="P25">- Matériel et Equipements <text:span text:style-name="T8">&gt; enlever Précision et l’ajouter à la notice ?</text:span></text:p>
      <text:p text:style-name="P22"/>
      <text:p text:style-name="P22">––––––––</text:p>
      <text:p text:style-name="P1"><text:span text:style-name="T1">Fiche de renseignements SOLARIS / </text:span><text:span text:style-name="T2">NOTICE</text:span></text:p>
      <text:p text:style-name="P10">Aucune donnée des fiches de renseignements n’est publique. Ces fiches servent à alimenter l’annuaire local, qui jamais ne sort des mains des référents de la Cellule locale qui en on la charge. Cet annuaire n’est pas connu non plus des coordinateurs du département.</text:p>
      <text:p text:style-name="P20"><text:a xlink:type="simple" xlink:href="https://solaris-france.org/" text:style-name="Internet_20_link" text:visited-style-name="Visited_20_Internet_20_Link"><text:span text:style-name="T7">https://solaris-france.org/</text:span></text:a></text:p>
      <text:p text:style-name="P23">––––––––</text:p>
      <text:p text:style-name="P2"/>
      <text:p text:style-name="P2"/>
      <text:p text:style-name="P7">MATÉRIEL &amp; ÉQUIPEMENT<text:span text:style-name="T19">S</text:span></text:p>
      <text:p text:style-name="P12">L<text:span text:style-name="T9">ister tout m</text:span>atériel <text:span text:style-name="T20">ou équipement </text:span>pouvant rendre service au collectif</text:p>
      <text:p text:style-name="P16"><text:span text:style-name="T16">(P</text:span>oste cibi, Talkie Walkie, Tracteur, Pelleteuse, Tronçonneuse, Treui<text:span text:style-name="T9">l</text:span>, Poste à souder, Compresseur, Matériels médica<text:span text:style-name="T9">ux, </text:span>Outillage construction, Outillage potager, …<text:span text:style-name="T16">)</text:span></text:p>
      <text:p text:style-name="P13">Précision : il ne s’agit pas de prêter du matériel, qui risquerait d’être abîmé, mais d’apporter soi-même l’aide avec ce matériel.</text:p>
      <text:p text:style-name="P3"/>
      <text:p text:style-name="P2"><text:span text:style-name="T4">MOYENS DE TRANSPORT</text:span><text:span text:style-name="T3"> </text:span>(Précisez taille, place, …)</text:p>
      <text:p text:style-name="P11">Voiture, Moto, Cheval / â<text:span text:style-name="T6">ne</text:span>, Fourgon / <text:span text:style-name="T6">v</text:span>an, Vé<text:span text:style-name="T6">l</text:span>o, <text:span text:style-name="T6">Vélo électrique, </text:span>Poids lourd, Remorque, Bateau, <text:span text:style-name="T6">Canoé, </text:span>Autre…</text:p>
      <text:p text:style-name="P2"/>
      <text:p text:style-name="P4"><text:span text:style-name="T12">CAPACITÉ D’ACCUEIL</text:span> (<text:span text:style-name="T21">C</text:span>onditions à définir par la personne)</text:p>
      <text:p text:style-name="P15">Je peux héberger / accueillir chez moi : <text:s/>Oui / Non</text:p>
      <text:p text:style-name="P15"><text:span text:style-name="T11">Préciser combien</text:span> de personnes </text:p>
      <text:p text:style-name="P17"><text:span text:style-name="T11">Préciser la n</text:span>ature du lieu d'accueil <text:span text:style-name="T17">(</text:span>Chambre, Studio, Caravane, Terrain pour Camping-car / Fourgon / Va<text:span text:style-name="T22">n,</text:span> …<text:span text:style-name="T17">)</text:span></text:p>
      <text:p text:style-name="P2"/>
      <text:p text:style-name="P5"><text:span text:style-name="T13">RESSOURCES EAU / ÉNERGIE</text:span><text:span text:style-name="T14"> </text:span>(Précisez taille, quantité,...)</text:p>
      <text:p text:style-name="P18">Eau (puit, source, ruisseau) / Stockage carburant / Stockage eau / Stockage gaz / Filtration eau / Bois de chauffage / Panneau solaire / Stockage / <text:span text:style-name="T15">É</text:span>lectricité / Éolienne / <text:s/>Groupe électrogène / <text:span text:style-name="T14">Autre…</text:span></text:p>
      <text:p text:style-name="P2"/>
      <text:p text:style-name="P8">TERRAINS EXPLOITABLES</text:p>
      <text:p text:style-name="P14"><text:span text:style-name="T18">Terrain cultivé / </text:span>Terrain cultivable / <text:span text:style-name="T18">Serre / Forêt / Lac, étang, rivière, mare…</text:span></text:p>
      <text:p text:style-name="P6"/>
      <text:p text:style-name="P9">VIE ASSOCIATIVE</text:p>
      <text:p text:style-name="P19">Je fais parti d'un réseau / d'une association (Oui / Non)</text:p>
      <text:p text:style-name="P19">Lequel/Laquelle</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0T19:42:54.936724000</meta:creation-date>
    <dc:date>2022-03-11T21:34:58.803925000</dc:date>
    <meta:editing-duration>PT1H52S</meta:editing-duration>
    <meta:editing-cycles>40</meta:editing-cycles>
    <meta:generator>LibreOffice/5.4.5.1$MacOSX_X86_64 LibreOffice_project/79c9829dd5d8054ec39a82dc51cd9eff340dbee8</meta:generator>
    <meta:document-statistic meta:table-count="0" meta:image-count="0" meta:object-count="0" meta:page-count="1" meta:paragraph-count="26" meta:word-count="277" meta:character-count="1841" meta:non-whitespace-character-count="1584"/>
  </office:meta>
</office:document-meta>
</file>